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emaUML" style:family="table">
      <style:table-properties style:width="11.561cm" style:rel-width="68%" table:align="center"/>
    </style:style>
    <style:style style:name="SchemaUML.A" style:family="table-column">
      <style:table-column-properties style:column-width="11.561cm" style:rel-column-width="6554*"/>
    </style:style>
    <style:style style:name="SchemaUML.A1" style:family="table-cell">
      <style:table-cell-properties fo:padding="0.097cm" fo:border="0.05pt solid #000000"/>
    </style:style>
    <style:style style:name="SchemaUML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40870" officeooo:paragraph-rsid="00240870"/>
    </style:style>
    <style:style style:name="P3" style:family="paragraph" style:parent-style-name="Text_20_body">
      <style:text-properties officeooo:rsid="00289e39" officeooo:paragraph-rsid="00289e39"/>
    </style:style>
    <style:style style:name="P4" style:family="paragraph" style:parent-style-name="Text_20_body">
      <style:paragraph-properties fo:text-align="center" style:justify-single-word="false"/>
      <style:text-properties officeooo:rsid="00289e39" officeooo:paragraph-rsid="00289e39"/>
    </style:style>
    <style:style style:name="P5" style:family="paragraph" style:parent-style-name="Text_20_body">
      <style:text-properties officeooo:rsid="002fce21" officeooo:paragraph-rsid="002fce21"/>
    </style:style>
    <style:style style:name="P6" style:family="paragraph" style:parent-style-name="Text_20_body">
      <style:text-properties style:font-name="Droid Serif" officeooo:rsid="00446b58" officeooo:paragraph-rsid="007180fd"/>
    </style:style>
    <style:style style:name="P7" style:family="paragraph" style:parent-style-name="Subtitle">
      <style:paragraph-properties fo:margin-top="0.3cm" fo:margin-bottom="0.3cm" loext:contextual-spacing="false"/>
      <style:text-properties style:font-name="Droid Serif" fo:font-size="15pt" fo:language="fr" fo:country="FR" fo:font-style="italic" officeooo:rsid="000a4aee" officeooo:paragraph-rsid="001420eb" style:font-size-asian="15pt" style:font-style-asian="italic" style:font-size-complex="15pt" style:font-style-complex="italic"/>
    </style:style>
    <style:style style:name="P8" style:family="paragraph" style:parent-style-name="Subtitle">
      <style:paragraph-properties fo:margin-top="0.3cm" fo:margin-bottom="0.3cm" loext:contextual-spacing="false"/>
      <style:text-properties style:font-name="Droid Serif" fo:font-size="15pt" fo:language="fr" fo:country="FR" fo:font-style="italic" officeooo:rsid="000a4aee" officeooo:paragraph-rsid="0086cbff" style:font-size-asian="15pt" style:font-style-asian="italic" style:font-size-complex="15pt" style:font-style-complex="italic"/>
    </style:style>
    <style:style style:name="P9" style:family="paragraph" style:parent-style-name="Subtitle">
      <style:text-properties officeooo:paragraph-rsid="0086cbff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style:font-name="Droid Sans" fo:language="zxx" fo:country="none" officeooo:rsid="0034ee2f" officeooo:paragraph-rsid="0034ee2f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top="0cm" fo:margin-bottom="0cm" loext:contextual-spacing="false" fo:line-height="100%"/>
      <style:text-properties style:font-name="Droid Sans" fo:language="zxx" fo:country="none" officeooo:rsid="00387c74" officeooo:paragraph-rsid="003814ab" style:language-asian="zxx" style:country-asian="none" style:language-complex="zxx" style:country-complex="none"/>
    </style:style>
    <style:style style:name="P12" style:family="paragraph" style:parent-style-name="Table_20_Contents">
      <style:paragraph-properties fo:margin-top="0cm" fo:margin-bottom="0cm" loext:contextual-spacing="false" fo:line-height="100%"/>
      <style:text-properties style:font-name="Droid Sans" fo:language="zxx" fo:country="none" officeooo:rsid="0036c5e3" officeooo:paragraph-rsid="0036c5e3" style:language-asian="zxx" style:country-asian="none" style:language-complex="zxx" style:country-complex="none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Droid Sans" fo:language="zxx" fo:country="none" fo:font-weight="bold" officeooo:rsid="0034ee2f" officeooo:paragraph-rsid="0034ee2f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Method_20_Body">
      <style:text-properties officeooo:paragraph-rsid="005dd13d"/>
    </style:style>
    <style:style style:name="P15" style:family="paragraph" style:parent-style-name="Method_20_Body">
      <style:text-properties style:text-underline-style="solid" style:text-underline-width="auto" style:text-underline-color="font-color" officeooo:rsid="0062d5a7" officeooo:paragraph-rsid="0062d5a7"/>
    </style:style>
    <style:style style:name="P16" style:family="paragraph" style:parent-style-name="Method_20_Title">
      <style:text-properties officeooo:paragraph-rsid="005e5cde"/>
    </style:style>
    <style:style style:name="P17" style:family="paragraph" style:parent-style-name="Title" style:master-page-name="Standard">
      <style:paragraph-properties style:page-number="1" fo:break-before="auto" fo:break-after="auto"/>
      <style:text-properties officeooo:paragraph-rsid="0086cbff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2f0374" officeooo:paragraph-rsid="002f0374"/>
    </style:style>
    <style:style style:name="P20" style:family="paragraph" style:parent-style-name="Heading_20_1">
      <style:paragraph-properties fo:break-before="page"/>
      <style:text-properties officeooo:rsid="008c60d5" officeooo:paragraph-rsid="008c60d5"/>
    </style:style>
    <style:style style:name="P21" style:family="paragraph" style:parent-style-name="Heading_20_1">
      <style:paragraph-properties fo:break-before="page"/>
      <style:text-properties officeooo:rsid="00943169" officeooo:paragraph-rsid="00943169"/>
    </style:style>
    <style:style style:name="P22" style:family="paragraph" style:parent-style-name="List_20_Contents" style:list-style-name="L1"/>
    <style:style style:name="P23" style:family="paragraph" style:parent-style-name="List_20_Contents" style:list-style-name="L2"/>
    <style:style style:name="P24" style:family="paragraph" style:parent-style-name="List_20_Contents" style:list-style-name="L1">
      <style:paragraph-properties fo:margin-top="0cm" fo:margin-bottom="0cm" loext:contextual-spacing="false"/>
    </style:style>
    <style:style style:name="P25" style:family="paragraph" style:parent-style-name="Method_20_Title">
      <style:text-properties officeooo:paragraph-rsid="008dc329"/>
    </style:style>
    <style:style style:name="P26" style:family="paragraph" style:parent-style-name="Method_20_Title">
      <style:text-properties officeooo:rsid="0090857b" officeooo:paragraph-rsid="0090857b"/>
    </style:style>
    <style:style style:name="P27" style:family="paragraph" style:parent-style-name="Code_20_Title">
      <style:text-properties officeooo:rsid="00a0bb70" officeooo:paragraph-rsid="00a0bb70"/>
    </style:style>
    <style:style style:name="P28" style:family="paragraph" style:parent-style-name="Code_20_Title">
      <style:text-properties officeooo:rsid="00a14f24" officeooo:paragraph-rsid="00a14f24"/>
    </style:style>
    <style:style style:name="P29" style:family="paragraph" style:parent-style-name="Code_20_Title">
      <style:text-properties officeooo:rsid="00a412e6" officeooo:paragraph-rsid="00a412e6"/>
    </style:style>
    <style:style style:name="P30" style:family="paragraph" style:parent-style-name="Code_20_Title">
      <style:text-properties officeooo:rsid="00a891ab" officeooo:paragraph-rsid="00a891ab"/>
    </style:style>
    <style:style style:name="P31" style:family="paragraph" style:parent-style-name="Code_20_Title">
      <style:text-properties officeooo:rsid="00a89706" officeooo:paragraph-rsid="00a89706"/>
    </style:style>
    <style:style style:name="P32" style:family="paragraph" style:parent-style-name="Code">
      <style:text-properties officeooo:rsid="00a328c5" officeooo:paragraph-rsid="00a328c5"/>
    </style:style>
    <style:style style:name="P33" style:family="paragraph" style:parent-style-name="Code">
      <style:text-properties officeooo:rsid="00a412e6" officeooo:paragraph-rsid="00a412e6"/>
    </style:style>
    <style:style style:name="P34" style:family="paragraph" style:parent-style-name="Code">
      <style:text-properties officeooo:rsid="00a47130" officeooo:paragraph-rsid="00a47130"/>
    </style:style>
    <style:style style:name="P35" style:family="paragraph" style:parent-style-name="Code">
      <style:text-properties officeooo:rsid="00a59a20" officeooo:paragraph-rsid="00a59a20"/>
    </style:style>
    <style:style style:name="P36" style:family="paragraph" style:parent-style-name="Code">
      <style:text-properties officeooo:rsid="00a8dad7" officeooo:paragraph-rsid="00a8dad7"/>
    </style:style>
    <style:style style:name="P37" style:family="paragraph" style:parent-style-name="Code">
      <style:text-properties fo:font-size="10pt" officeooo:rsid="00a8dad7" officeooo:paragraph-rsid="00a8dad7" style:font-size-asian="10pt" style:font-size-complex="10pt"/>
    </style:style>
    <style:style style:name="P38" style:family="paragraph" style:parent-style-name="Code">
      <style:text-properties officeooo:rsid="00aa974a" officeooo:paragraph-rsid="00aa974a"/>
    </style:style>
    <style:style style:name="P39" style:family="paragraph" style:parent-style-name="Code">
      <style:text-properties officeooo:rsid="00acea7e" officeooo:paragraph-rsid="00acea7e"/>
    </style:style>
    <style:style style:name="T1" style:family="text">
      <style:text-properties officeooo:rsid="0016a085"/>
    </style:style>
    <style:style style:name="T2" style:family="text">
      <style:text-properties style:font-name="Courier New1"/>
    </style:style>
    <style:style style:name="T3" style:family="text">
      <style:text-properties style:font-name="Courier New1" officeooo:rsid="002a8997"/>
    </style:style>
    <style:style style:name="T4" style:family="text">
      <style:text-properties style:font-name="Courier New1" officeooo:rsid="00329285"/>
    </style:style>
    <style:style style:name="T5" style:family="text">
      <style:text-properties style:font-name="Courier New1" style:text-underline-style="none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weight="bold" officeooo:rsid="00734531" style:font-weight-asian="bold" style:font-weight-complex="bold"/>
    </style:style>
    <style:style style:name="T8" style:family="text">
      <style:text-properties style:font-name="Courier New1" officeooo:rsid="006969b1"/>
    </style:style>
    <style:style style:name="T9" style:family="text">
      <style:text-properties style:font-name="Courier New1" officeooo:rsid="006c7cfd"/>
    </style:style>
    <style:style style:name="T10" style:family="text">
      <style:text-properties style:font-name="Courier New1" officeooo:rsid="006fa8f7"/>
    </style:style>
    <style:style style:name="T11" style:family="text">
      <style:text-properties style:font-name="Courier New1" officeooo:rsid="009f200e"/>
    </style:style>
    <style:style style:name="T12" style:family="text">
      <style:text-properties style:font-name="Courier New1" officeooo:rsid="009f4424"/>
    </style:style>
    <style:style style:name="T13" style:family="text">
      <style:text-properties style:font-name="Courier New1" officeooo:rsid="00a0a645"/>
    </style:style>
    <style:style style:name="T14" style:family="text">
      <style:text-properties officeooo:rsid="00201796"/>
    </style:style>
    <style:style style:name="T15" style:family="text">
      <style:text-properties officeooo:rsid="0024d419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79641"/>
    </style:style>
    <style:style style:name="T18" style:family="text">
      <style:text-properties officeooo:rsid="002a8997"/>
    </style:style>
    <style:style style:name="T19" style:family="text">
      <style:text-properties officeooo:rsid="002ab83c"/>
    </style:style>
    <style:style style:name="T20" style:family="text">
      <style:text-properties officeooo:rsid="00338c43"/>
    </style:style>
    <style:style style:name="T21" style:family="text">
      <style:text-properties officeooo:rsid="0035f6e2"/>
    </style:style>
    <style:style style:name="T22" style:family="text">
      <style:text-properties officeooo:rsid="00387c74"/>
    </style:style>
    <style:style style:name="T23" style:family="text">
      <style:text-properties officeooo:rsid="0057a4b0"/>
    </style:style>
    <style:style style:name="T24" style:family="text">
      <style:text-properties officeooo:rsid="00594151"/>
    </style:style>
    <style:style style:name="T25" style:family="text">
      <style:text-properties officeooo:rsid="0059f8cb"/>
    </style:style>
    <style:style style:name="T26" style:family="text">
      <style:text-properties officeooo:rsid="005c7fd9"/>
    </style:style>
    <style:style style:name="T27" style:family="text">
      <style:text-properties officeooo:rsid="005dd13d"/>
    </style:style>
    <style:style style:name="T28" style:family="text">
      <style:text-properties officeooo:rsid="005e5cde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63d0ec"/>
    </style:style>
    <style:style style:name="T31" style:family="text">
      <style:text-properties style:text-underline-style="none" officeooo:rsid="0068950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6fa8f7" style:font-weight-asian="bold" style:font-weight-complex="bold"/>
    </style:style>
    <style:style style:name="T34" style:family="text">
      <style:text-properties officeooo:rsid="0068098c"/>
    </style:style>
    <style:style style:name="T35" style:family="text">
      <style:text-properties officeooo:rsid="006969b1"/>
    </style:style>
    <style:style style:name="T36" style:family="text">
      <style:text-properties officeooo:rsid="006c7cfd"/>
    </style:style>
    <style:style style:name="T37" style:family="text">
      <style:text-properties officeooo:rsid="006fa8f7"/>
    </style:style>
    <style:style style:name="T38" style:family="text">
      <style:text-properties officeooo:rsid="0070aebc"/>
    </style:style>
    <style:style style:name="T39" style:family="text">
      <style:text-properties officeooo:rsid="007c33f7"/>
    </style:style>
    <style:style style:name="T40" style:family="text">
      <style:text-properties officeooo:rsid="00884c73"/>
    </style:style>
    <style:style style:name="T41" style:family="text">
      <style:text-properties officeooo:rsid="00921e05"/>
    </style:style>
    <style:style style:name="T42" style:family="text">
      <style:text-properties officeooo:rsid="0093d1bd"/>
    </style:style>
    <style:style style:name="T43" style:family="text">
      <style:text-properties officeooo:rsid="009d67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 rendu du TP C++ 1<text:line-break/><text:span text:style-name="T1">Spécification et conception</text:span></text:p>
      <text:p text:style-name="Subtitle">Marc Gagné et Selma Nemmaoui</text:p>
      <text:p text:style-name="P7">B3309</text:p>
      <text:h text:style-name="P18" text:outline-level="1">1. La classe <text:span text:style-name="T2">CollectionEntiers</text:span></text:h>
      <text:p text:style-name="Standard">La classe <text:span text:style-name="T2">CollectionEntiers</text:span> permet de gérer des collections d’entiers de taille quelconque fixée à la création avec réajustement automatique ou à la demande. Les valeurs sont stockées dans l’ordre d’insertion, sans recherche d’optimisation pour la recherche, l’insertion ou la suppression (le choix d’entiers comme type de valeur était arbitraire<text:span text:style-name="T14"> – la</text:span> classe pourrait être facilement modifiée pour accommoder des réels, des chaînes, des booléens, etc.). Les doublons sont autorisés.</text:p>
      <text:h text:style-name="Heading_20_2" text:outline-level="2">Définitions</text:h>
      <text:p text:style-name="P2">Ce document utilise plusieurs termes spécifiques, <text:span text:style-name="T15">définis ci-dessous,</text:span> pour décrire le projet :</text:p>
      <text:list xml:id="list4474301014239498755" text:style-name="L1">
        <text:list-item>
          <text:p text:style-name="P24"><text:span text:style-name="T16">Valeur :</text:span> l’entier contenu dans un élément de la collection.</text:p>
        </text:list-item>
        <text:list-item>
          <text:p text:style-name="P22"><text:span text:style-name="T16">Élément :</text:span> l’unité de stockage de la collection ; la collection peut contenir un nombre variable d’éléments, chacun avec une valeur associée.</text:p>
        </text:list-item>
        <text:list-item>
          <text:p text:style-name="P24"><text:span text:style-name="T16">Collection :</text:span> ensemble ordonné d’éléments dont la taille peut varier (par opposition à un tableau, dont la taille est fixée).</text:p>
        </text:list-item>
      </text:list>
      <text:h text:style-name="Heading_20_2" text:outline-level="2">S<text:span text:style-name="T17">chéma</text:span></text:h>
      <text:p text:style-name="P3">Le projet ne contient <text:span text:style-name="T19">qu’</text:span>une seule classe, <text:span text:style-name="T18">la classe </text:span><text:span text:style-name="T3">CollectionEntiers</text:span>, r<text:span text:style-name="T21">ésumée</text:span> ci-dessous :</text:p>
      <table:table table:name="SchemaUML" table:style-name="SchemaUML">
        <table:table-column table:style-name="SchemaUML.A"/>
        <table:table-row>
          <table:table-cell table:style-name="SchemaUML.A1" office:value-type="string">
            <text:p text:style-name="P13">CollectionEntiers</text:p>
          </table:table-cell>
        </table:table-row>
        <table:table-row>
          <table:table-cell table:style-name="SchemaUML.A2" office:value-type="string">
            <text:p text:style-name="P10">#<text:span text:style-name="T43">alloue</text:span> : unsigned int</text:p>
            <text:p text:style-name="P10">#<text:span text:style-name="T43">elements</text:span> : unsigned int</text:p>
            <text:p text:style-name="P10">#<text:span text:style-name="T43">valeurs</text:span> : int *</text:p>
          </table:table-cell>
        </table:table-row>
        <table:table-row>
          <table:table-cell table:style-name="SchemaUML.A2" office:value-type="string">
            <text:p text:style-name="P11">+Afficher()</text:p>
            <text:p text:style-name="P11">+Ajouter(valeur : int)</text:p>
            <text:p text:style-name="P11">+Retirer(n : unsigned int, retirer : int[])</text:p>
            <text:p text:style-name="P11">+Reunir(collection : CollectionEntiers *)</text:p>
            <text:p text:style-name="P11">+Ajuster(n : unsigned int)</text:p>
            <text:p text:style-name="UML"><text:span text:style-name="T22">+</text:span>CollectionEntiers(n : unsigned int)</text:p>
            <text:p text:style-name="P12"><text:span text:style-name="T22">+</text:span>CollectionEntiers(n : unsigned int, valeurs : int[])</text:p>
            <text:p text:style-name="P10">#Init(n : unsigned int)</text:p>
          </table:table-cell>
        </table:table-row>
      </table:table>
      <text:p text:style-name="P4"/>
      <text:h text:style-name="P19" text:outline-level="1">2. La structure de données</text:h>
      <text:p text:style-name="P5">Pour manipuler ses éléments, la collection stocke chaque élément dans un tableau d’entiers, utilisant deux autres attributs pour gérer la lecture et la modification de ce tableau :</text:p>
      <text:list xml:id="list7222612928515606461" text:style-name="L2">
        <text:list-item>
          <text:p text:style-name="P23"><text:span text:style-name="T11">valeurs</text:span> : un pointeur vers un tableau d’entiers, qui contient les éléments de la collection, et est manipulé par les méthodes de la classe.</text:p>
        </text:list-item>
        <text:list-item>
          <text:p text:style-name="P23"><text:span text:style-name="T4">a</text:span><text:span text:style-name="T2">lloue</text:span> : la quantité de mémoire allouée à <text:span text:style-name="T12">valeurs</text:span> (entier positif). Modifié à chaque opération d’ajustement de <text:span text:style-name="T12">valeurs</text:span> pour refléter sa nouvelle taille.</text:p>
        </text:list-item>
        <text:list-item>
          <text:p text:style-name="P23"><text:span text:style-name="T4">e</text:span><text:span text:style-name="T2">lements</text:span> : le nombre d’éléments dans <text:span text:style-name="T13">valeurs</text:span> (entier positif). Toujours inférieur ou égal à <text:span text:style-name="T2">alloue</text:span>, puisqu’on ne peut pas avoir plus d’éléments qu’il n’y a de place pour les stocker. Modifié lors de l’ajout ou de la suppression d’éléments (notamment lors d’un ajustement rétrécissant d<text:span text:style-name="T20">e </text:span><text:span text:style-name="T13">valeurs</text:span>).</text:p>
        </text:list-item>
      </text:list>
      <text:h text:style-name="P18" text:outline-level="1">3. Les méthodes <text:span text:style-name="T38">et tests fonctionnels </text:span>de <text:span text:style-name="T2">CollectionEntiers</text:span></text:h>
      <text:p text:style-name="P6">Les méthodes principales de la collection sont présentées ci-dessous. <text:span text:style-name="T37">Les tests se trouvent dans le fichier </text:span><text:span text:style-name="T10">main.cpp</text:span><text:span text:style-name="T37"> ; l’exécution de la fonction </text:span><text:span text:style-name="T10">main</text:span><text:span text:style-name="T37"> lance l’exécution de chacun des </text:span><text:span text:style-name="T33">16</text:span><text:span text:style-name="T37"> tests. La sortie résultante doit manuellement être vérifiée par l’utilisateur, afin que l’affichage attendu corresponde à l’affichage obtenu.</text:span></text:p>
      <text:p text:style-name="Method_20_Title">CollectionEntiers (unsigned int n, int valeurs[])</text:p>
      <text:p text:style-name="Method_20_Body"><text:span text:style-name="T2">n</text:span> : le nombre de valeurs initiales</text:p>
      <text:p text:style-name="Method_20_Body"><text:span text:style-name="T2">valeurs</text:span> : les valeurs initiales</text:p>
      <text:p text:style-name="Method_20_Body">Construit une nouvelle collection avec un ensemble de <text:span text:style-name="T2">n</text:span> valeurs initiales, listées dans <text:span text:style-name="T2">valeurs</text:span>. Si <text:span text:style-name="T2">n</text:span> vaut <text:span text:style-name="T2">0</text:span>, ceci revient à appeler le premier constructeur avec la même valeur de <text:span text:style-name="T2">n</text:span>. Sinon, la méthode alloue suffisamment de mémoire pour stocker les <text:span text:style-name="T2">n</text:span> valeurs initiales <text:span text:style-name="T23">puis</text:span> <text:span text:style-name="T24">elle </text:span>les a<text:span text:style-name="T25">joute à</text:span> la collection.</text:p>
      <text:p text:style-name="Method_20_Body"><text:span text:style-name="T32">Test #3 (</text:span><text:span text:style-name="T6">test_3_construction_</text:span><text:span text:style-name="T7">2</text:span><text:span text:style-name="T32">) : </text:span>Vérifie que le constructeur 2 permet de créer une collection avec des valeurs initiales.</text:p>
      <text:p text:style-name="Method_20_Body"><text:span text:style-name="T32">Test #4 (</text:span><text:span text:style-name="T6">test_4_construction_2_vide</text:span><text:span text:style-name="T32">) :</text:span> Vérifie que le constructeur 2 permet de créer une collection vide.</text:p>
      <text:p text:style-name="Method_20_Body"><text:span text:style-name="T32">Test #5 (</text:span><text:span text:style-name="T6">test_5_construction_2_affichage</text:span><text:span text:style-name="T32">) :</text:span> Vérifie que le constructeur 2 permet de bien stocker les valeurs passées en paramètre, en vérifiant également que l’affichage s’effectue correctement.</text:p>
      <text:p text:style-name="Method_20_Title"><text:span text:style-name="T42">void </text:span>Ajouter (int valeur)</text:p>
      <text:p text:style-name="Method_20_Body"><text:span text:style-name="T2">valeur</text:span> : la valeur à ajouter à la collection</text:p>
      <text:p text:style-name="P14">Vérifie <text:span text:style-name="T26">s’</text:span>il y a assez de <text:span text:style-name="T27">mémoire </text:span>allouée p<text:span text:style-name="T27">our ajouter une valeur à la collection, augmente la taille de la collection de 1 dans le cas contraire</text:span>, <text:span text:style-name="T28">puis insère la valeur en fin de la collection.</text:span></text:p>
      <text:p text:style-name="P15">Note :<text:span text:style-name="T29"> si vous planifiez d’insérer un grand nombre connu de valeurs, il est plus performant d’appeler </text:span><text:span text:style-name="T5">Ajuster</text:span><text:span text:style-name="T29"> au préalable (avec, en paramètre, la nouvelle taille prévue), puis </text:span><text:span text:style-name="T31">d’</text:span><text:span text:style-name="T30">appeler </text:span><text:span text:style-name="T5">Ajouter</text:span><text:span text:style-name="T29"> </text:span><text:span text:style-name="T30">pour chaque valeur.</text:span></text:p>
      <text:p text:style-name="Method_20_Body"><text:soft-page-break/><text:span text:style-name="T32">Test #6 (</text:span><text:span text:style-name="T6">test_6_ajouter_sans_reallocation</text:span><text:span text:style-name="T32">) :</text:span> Vérifie que la méthode <text:span text:style-name="T2">Ajouter</text:span> ajoute bien la valeur passée en paramètre à une collection initialisée avec assez de mémoire allouée pour la stocker.</text:p>
      <text:p text:style-name="Method_20_Body"><text:span text:style-name="T32">Test #7 (</text:span><text:span text:style-name="T6">test_7_ajouter_avec_reallocation</text:span><text:span text:style-name="T32">) :</text:span> Vérifie que la méthode <text:span text:style-name="T2">Ajouter</text:span> ajoute bien la valeur passée en paramètre à une collection initialisée avec une quantité insuffisante de mémoire allouée pour la stocker (ré-allocation de place nécessaire).</text:p>
      <text:p text:style-name="P16"><text:span text:style-name="T42">void </text:span>Retirer (unsigned int n, int retirer[])</text:p>
      <text:p text:style-name="Method_20_Body"><text:span text:style-name="T2">n</text:span> : le nombre de valeurs à supprimer</text:p>
      <text:p text:style-name="Method_20_Body"><text:span text:style-name="T2">retirer</text:span> : la liste des valeurs à retirer <text:span text:style-name="T34">de la collection</text:span></text:p>
      <text:p text:style-name="Method_20_Body">Supprime chaque entier <text:span text:style-name="T35">listé </text:span>dans le tableau fourni de la collection. <text:span text:style-name="T35">Si une valeur à supprimer n’est pas trouvée dans la collection, aucune action n’est prise. Les doublons dans </text:span><text:span text:style-name="T8">retirer</text:span><text:span text:style-name="T35"> sont autorisés, mais superflus.</text:span></text:p>
      <text:p text:style-name="Method_20_Body"><text:span text:style-name="T32">Test #8 (</text:span><text:span text:style-name="T6">test_8_retirer</text:span><text:span text:style-name="T32">) :</text:span> Vérifie que la méthode <text:span text:style-name="T2">Retirer</text:span> retire toutes les valeurs passées en paramètre d’une collection non vide.</text:p>
      <text:p text:style-name="Method_20_Body"><text:span text:style-name="T32">Test #9 (</text:span><text:span text:style-name="T6">test_9_retirer_vide</text:span><text:span text:style-name="T32">) :</text:span> Vérifie que la méthode <text:span text:style-name="T2">Retirer</text:span> fonctionne sur une collection vide.</text:p>
      <text:p text:style-name="Method_20_Body"><text:span text:style-name="T32">Test #10 (</text:span><text:span text:style-name="T6">test_10_retirer_aucun</text:span><text:span text:style-name="T32">) :</text:span> Vérifie que la méthode <text:span text:style-name="T2">Retirer</text:span> fonctionne si on ne spécifie aucune valeur à retirer.</text:p>
      <text:p text:style-name="Method_20_Title"><text:span text:style-name="T42">void</text:span> Reunir (CollectionEntiers * collection)</text:p>
      <text:p text:style-name="Method_20_Body"><text:span text:style-name="T2">collection</text:span> : la collection contenant les éléments à ajouter</text:p>
      <text:p text:style-name="Method_20_Body">V<text:span text:style-name="T36">érifie s’il y a assez de mémoire allouée pour ajouter tous les éléments de </text:span><text:span text:style-name="T9">collection</text:span><text:span text:style-name="T36">, augmente la taille de cette collection dans le cas contraire, puis y ajoute tous les éléments de </text:span><text:span text:style-name="T9">collection</text:span><text:span text:style-name="T36">.</text:span></text:p>
      <text:p text:style-name="Method_20_Body"><text:span text:style-name="T32">Test #14 (</text:span><text:span text:style-name="T6">test_14_reunir_sans_reallocation</text:span><text:span text:style-name="T32">) :</text:span> <text:span text:style-name="T39">V</text:span>érifie que la méthode <text:span text:style-name="T2">Reunir</text:span> réunit deux collections sachant que la première collection possède assez de place à allouer à la deuxième (pas d’ajustement nécessaire).</text:p>
      <text:p text:style-name="Method_20_Body"><text:span text:style-name="T32">Test #15 (</text:span><text:span text:style-name="T6">test_15_reunir_avec_reallocation</text:span><text:span text:style-name="T32">) :</text:span> Vérifie que la méthode <text:span text:style-name="T2">Reunir</text:span> réunit deux collections sachant que l’espace alloué à la collection qui sera modifiée sera insuffisant lors de la réunion (ajustement nécessaire).</text:p>
      <text:p text:style-name="P17">Compte rendu du TP C++ 1<text:line-break/><text:span text:style-name="T40">Réalisation</text:span></text:p>
      <text:p text:style-name="P9">Marc Gagné et Selma Nemmaoui</text:p>
      <text:p text:style-name="P8">B3309</text:p>
      <text:h text:style-name="P20" text:outline-level="1">1. Réalisation des tests fonctionnels</text:h>
      <text:p text:style-name="P25"><text:span text:style-name="T41">void </text:span>Retirer (unsigned int n, int retirer[])</text:p>
      <text:p text:style-name="Code_20_Title">test_8_retirer :</text:p>
      <text:p text:style-name="Code">bool test_8_retirer ()</text:p>
      <text:p text:style-name="Code">// Algorithme : Construit une nouvelle collection avec des valeurs</text:p>
      <text:p text:style-name="Code">// initiales, puis essaie d'en retirer certaines avant d'afficher le</text:p>
      <text:p text:style-name="Code">// résultat.</text:p>
      <text:p text:style-name="Code">{</text:p>
      <text:p text:style-name="Code"><text:s text:c="4"/>cout &lt;&lt; "\tAffichage attendu :\t1 3 4 " &lt;&lt; endl;</text:p>
      <text:p text:style-name="Code"><text:s text:c="4"/>cout &lt;&lt; "\tAffichage obtenu :\t";</text:p>
      <text:p text:style-name="Code"><text:s text:c="4"/>unsigned int taille = 5;</text:p>
      <text:p text:style-name="Code"><text:s text:c="4"/>int valeurs[] = {1, 2, 3, 4, 5};</text:p>
      <text:p text:style-name="Code"><text:s text:c="4"/>unsigned int n = 3;</text:p>
      <text:p text:style-name="Code"><text:s text:c="4"/>int retirer[] = {5, 2, 5, 6};</text:p>
      <text:p text:style-name="Code"><text:s text:c="4"/>CollectionEntiers * c = new CollectionEntiers(taille, valeurs);</text:p>
      <text:p text:style-name="Code"><text:s text:c="4"/>c-&gt;Retirer(n, retirer);</text:p>
      <text:p text:style-name="Code"><text:s text:c="4"/>c-&gt;Afficher();</text:p>
      <text:p text:style-name="Code"><text:s text:c="4"/>delete c;</text:p>
      <text:p text:style-name="Code"><text:s text:c="4"/>return true;</text:p>
      <text:p text:style-name="Code">}</text:p>
      <text:p text:style-name="P27">test_9_retirer_vide :</text:p>
      <text:p text:style-name="Code">bool test_9_retirer_vide ()</text:p>
      <text:p text:style-name="Code">// Algorithme : Construit une nouvelle collection de taille nulle, puis</text:p>
      <text:p text:style-name="Code">// essaie d'en retirer certaines valeurs avant d'afficher le résultat.</text:p>
      <text:p text:style-name="Code">{</text:p>
      <text:p text:style-name="Code"><text:s text:c="4"/>cout &lt;&lt; "\tAffichage attendu :\t " &lt;&lt; endl;</text:p>
      <text:p text:style-name="Code"><text:s text:c="4"/>cout &lt;&lt; "\tAffichage obtenu :\t";</text:p>
      <text:p text:style-name="Code"><text:s text:c="4"/>unsigned int taille = 0;</text:p>
      <text:p text:style-name="Code"><text:s text:c="4"/>unsigned int n = 3;</text:p>
      <text:p text:style-name="Code"><text:s text:c="4"/>int retirer[] = {5, 2, 5};</text:p>
      <text:p text:style-name="Code"><text:s text:c="4"/>CollectionEntiers * c = new CollectionEntiers(taille);</text:p>
      <text:p text:style-name="Code"><text:s text:c="4"/>c-&gt;Retirer(n, retirer);</text:p>
      <text:p text:style-name="Code"><text:s text:c="4"/>c-&gt;Afficher();</text:p>
      <text:p text:style-name="Code"><text:s text:c="4"/>delete c;</text:p>
      <text:p text:style-name="Code"><text:s text:c="4"/>return true;</text:p>
      <text:p text:style-name="Code">}</text:p>
      <text:p text:style-name="P28">test_10_retirer_aucun :</text:p>
      <text:p text:style-name="P32">bool test_10_retirer_aucun ()</text:p>
      <text:p text:style-name="P32">// Algorithme : Construit une nouvelle collection avec des valeurs</text:p>
      <text:p text:style-name="P32">// initiales, puis essaie de retirer 0 valeurs de la collection avant</text:p>
      <text:p text:style-name="P32">// d'afficher le résultat.</text:p>
      <text:p text:style-name="P32">{</text:p>
      <text:p text:style-name="P32"><text:s text:c="4"/>cout &lt;&lt; "\tAffichage attendu :\t1 2 3 4 5 " &lt;&lt; endl;</text:p>
      <text:p text:style-name="P32"><text:s text:c="4"/>cout &lt;&lt; "\tAffichage obtenu :\t";</text:p>
      <text:p text:style-name="P32"><text:s text:c="4"/>unsigned int taille = 5;</text:p>
      <text:p text:style-name="P32"><text:s text:c="4"/>int valeurs[] = {1, 2, 3, 4, 5};</text:p>
      <text:p text:style-name="P32"><text:s text:c="4"/>unsigned int n = 0;</text:p>
      <text:p text:style-name="P32"><text:s text:c="4"/>int retirer[] = {};</text:p>
      <text:p text:style-name="P32"><text:soft-page-break/><text:s text:c="4"/>CollectionEntiers * c = new CollectionEntiers(taille, valeurs);</text:p>
      <text:p text:style-name="P32"><text:s text:c="4"/>c-&gt;Retirer(n, retirer);</text:p>
      <text:p text:style-name="P32"><text:s text:c="4"/>c-&gt;Afficher();</text:p>
      <text:p text:style-name="P32"><text:s text:c="4"/>delete c;</text:p>
      <text:p text:style-name="P32"><text:s text:c="4"/>return true;</text:p>
      <text:p text:style-name="P32">}</text:p>
      <text:p text:style-name="P26">void Ajuster (unsigned int n)</text:p>
      <text:p text:style-name="P29">test_11_ajuster_augmenter :</text:p>
      <text:p text:style-name="P33">bool test_11_ajuster_augmenter ()</text:p>
      <text:p text:style-name="P33">// Algorithme : Construit une nouvelle collection avec des valeurs</text:p>
      <text:p text:style-name="P33">// initiales, puis essaie d'augmenter la taille allouée avant d'afficher</text:p>
      <text:p text:style-name="P33">// le résultat.</text:p>
      <text:p text:style-name="P33">{</text:p>
      <text:p text:style-name="P33"><text:s text:c="4"/>cout &lt;&lt; "\tAffichage attendu :\t1 2 3 4 5 " &lt;&lt; endl;</text:p>
      <text:p text:style-name="P33"><text:s text:c="4"/>cout &lt;&lt; "\tAffichage obtenu :\t";</text:p>
      <text:p text:style-name="P33"><text:s text:c="4"/>unsigned int taille = 5;</text:p>
      <text:p text:style-name="P33"><text:s text:c="4"/>int valeurs[] = {1, 2, 3, 4, 5};</text:p>
      <text:p text:style-name="P33"><text:s text:c="4"/>unsigned int taille_augmentee = 10;</text:p>
      <text:p text:style-name="P33"><text:s text:c="4"/>CollectionEntiers * c = new CollectionEntiers(taille, valeurs);</text:p>
      <text:p text:style-name="P33"><text:s text:c="4"/>c-&gt;Ajuster(taille_augmentee);</text:p>
      <text:p text:style-name="P33"><text:s text:c="4"/>c-&gt;Afficher();</text:p>
      <text:p text:style-name="P33"><text:s text:c="4"/>delete c;</text:p>
      <text:p text:style-name="P33"><text:s text:c="4"/>return true;</text:p>
      <text:p text:style-name="P33">}</text:p>
      <text:p text:style-name="P29">test_12_ajuster_diminuer :</text:p>
      <text:p text:style-name="P34">bool test_12_ajuster_diminuer ()</text:p>
      <text:p text:style-name="P34">// Algorithme : Construit une nouvelle collection avec des valeurs</text:p>
      <text:p text:style-name="P34">// initiales, puis essaie de diminuer la taille allouée avant d'afficher</text:p>
      <text:p text:style-name="P34">// le résultat.</text:p>
      <text:p text:style-name="P34">{</text:p>
      <text:p text:style-name="P34"><text:s text:c="4"/>cout &lt;&lt; "\tAffichage attendu :\t1 2 " &lt;&lt; endl;</text:p>
      <text:p text:style-name="P34"><text:s text:c="4"/>cout &lt;&lt; "\tAffichage obtenu :\t";</text:p>
      <text:p text:style-name="P34"><text:s text:c="4"/>unsigned int taille = 5;</text:p>
      <text:p text:style-name="P34"><text:s text:c="4"/>int valeurs[] = {1, 2, 3, 4, 5};</text:p>
      <text:p text:style-name="P34"><text:s text:c="4"/>unsigned int taille_reduite = 2;</text:p>
      <text:p text:style-name="P34"><text:s text:c="4"/>CollectionEntiers * c = new CollectionEntiers(taille, valeurs);</text:p>
      <text:p text:style-name="P34"><text:s text:c="4"/>c-&gt;Ajuster(taille_reduite);</text:p>
      <text:p text:style-name="P34"><text:s text:c="4"/>c-&gt;Afficher();</text:p>
      <text:p text:style-name="P34"><text:s text:c="4"/>delete c;</text:p>
      <text:p text:style-name="P34"><text:s text:c="4"/>return true;</text:p>
      <text:p text:style-name="P34">}</text:p>
      <text:p text:style-name="Code_20_Title">test_13_ajuster_nul :</text:p>
      <text:p text:style-name="P35">bool test_13_ajuster_nul ()</text:p>
      <text:p text:style-name="P35">// Algorithme : Construit une nouvelle collection avec des valeurs</text:p>
      <text:p text:style-name="P35">// initiales, puis essaie de réduire la mémoire allouée à 0 avant</text:p>
      <text:p text:style-name="P35">// d'afficher le résultat.</text:p>
      <text:p text:style-name="P35">{</text:p>
      <text:p text:style-name="P35"><text:s text:c="4"/>cout &lt;&lt; "\tAffichage attendu :\t " &lt;&lt; endl;</text:p>
      <text:p text:style-name="P35"><text:s text:c="4"/>cout &lt;&lt; "\tAffichage obtenu :\t";</text:p>
      <text:p text:style-name="P35"><text:s text:c="4"/>unsigned int taille = 5;</text:p>
      <text:p text:style-name="P35"><text:s text:c="4"/>int valeurs[] = {1, 2, 3, 4, 5};</text:p>
      <text:p text:style-name="P35"><text:s text:c="4"/>unsigned int taille_reduite = 0;</text:p>
      <text:p text:style-name="P35"><text:soft-page-break/><text:s text:c="4"/>CollectionEntiers * c = new CollectionEntiers(taille, valeurs);</text:p>
      <text:p text:style-name="P35"><text:s text:c="4"/>c-&gt;Ajuster(taille_reduite);</text:p>
      <text:p text:style-name="P35"><text:s text:c="4"/>c-&gt;Afficher();</text:p>
      <text:p text:style-name="P35"><text:s text:c="4"/>delete c;</text:p>
      <text:p text:style-name="P35"><text:s text:c="4"/>return true;</text:p>
      <text:p text:style-name="P35">}</text:p>
      <text:h text:style-name="P21" text:outline-level="1">2. Listes détaillées</text:h>
      <text:p text:style-name="Code_20_Title">CollectionEntiers.h</text:p>
      <text:p text:style-name="P37">/*************************************************************************</text:p>
      <text:p text:style-name="Code"><text:s text:c="12"/>CollectionEntiers <text:s/>- Collection dynamique d'entiers</text:p>
      <text:p text:style-name="P37"><text:s text:c="29"/>-------------------</text:p>
      <text:p text:style-name="P37"><text:s text:c="4"/>début <text:s text:c="15"/>: 06/10/2015</text:p>
      <text:p text:style-name="P37"><text:s text:c="4"/>copyright <text:s text:c="11"/>: (C) 2015 par B3309</text:p>
      <text:p text:style-name="P37">*************************************************************************/</text:p>
      <text:p text:style-name="P37"/>
      <text:p text:style-name="P37">// Interface de la classe &lt;CollectionEntiers&gt; (fichier CollectionEntiers.h)</text:p>
      <text:p text:style-name="P37">#if ! defined ( COLLECTION_ENTIERS_H )</text:p>
      <text:p text:style-name="P37">#define COLLECTION_ENTIERS_H</text:p>
      <text:p text:style-name="P37"/>
      <text:p text:style-name="P36">//--------------------------------------------------- Interfaces utilisées</text:p>
      <text:p text:style-name="P36"/>
      <text:p text:style-name="P36">//------------------------------------------------------------- Constantes</text:p>
      <text:p text:style-name="P36"/>
      <text:p text:style-name="P36">//------------------------------------------------------------------ Types</text:p>
      <text:p text:style-name="P36"/>
      <text:p text:style-name="P36">//------------------------------------------------------------------------</text:p>
      <text:p text:style-name="P36">// Rôle de la classe &lt;CollectionEntiers&gt;</text:p>
      <text:p text:style-name="P36">// La classe CollectionEntiers permet de gérer des collections d'entiers</text:p>
      <text:p text:style-name="P36">// de taille quelconque fixée à la création avec réajustement automatique</text:p>
      <text:p text:style-name="P36">// ou à la demande.</text:p>
      <text:p text:style-name="P36">//------------------------------------------------------------------------</text:p>
      <text:p text:style-name="P36"/>
      <text:p text:style-name="P36">class CollectionEntiers</text:p>
      <text:p text:style-name="P36">{</text:p>
      <text:p text:style-name="P36">//----------------------------------------------------------------- PUBLIC</text:p>
      <text:p text:style-name="P36"/>
      <text:p text:style-name="P36">public:</text:p>
      <text:p text:style-name="P36">//----------------------------------------------------- Méthodes publiques</text:p>
      <text:p text:style-name="P36"><text:s text:c="4"/>void Afficher () const;</text:p>
      <text:p text:style-name="P36"><text:s text:c="4"/>// Mode d'emploi : Affiche le contenu de la collection.</text:p>
      <text:p text:style-name="P36"><text:s text:c="4"/>// Les valeurs sont séparées par des espaces.</text:p>
      <text:p text:style-name="P36"><text:s text:c="4"/>// Contrat : &lt;std::cout&gt; doit exister et être accessible.</text:p>
      <text:p text:style-name="P36"/>
      <text:p text:style-name="P36"><text:s text:c="4"/>void Ajouter (int valeur);</text:p>
      <text:p text:style-name="P36"><text:s text:c="4"/>// &lt;valeur&gt; : la valeur à ajouter à la collection</text:p>
      <text:p text:style-name="P36"><text:s text:c="4"/>// Mode d'emploi : Ajoute la valeur en paramètre à la collection.</text:p>
      <text:p text:style-name="P36"><text:s text:c="4"/>// Contrat : &lt;valeur&gt; doit être un entier.</text:p>
      <text:p text:style-name="P36"/>
      <text:p text:style-name="P36"><text:s text:c="4"/>void Retirer (unsigned int n, int retirer[]);</text:p>
      <text:p text:style-name="P36"><text:s text:c="4"/>// &lt;n&gt; : le nombre de valeurs à supprimer</text:p>
      <text:p text:style-name="P36"><text:s text:c="4"/>// &lt;retirer&gt; : la liste des valeurs à retirer de la collection</text:p>
      <text:p text:style-name="P36"><text:s text:c="4"/>// Mode d'emploi : Retire la liste de valeurs passée en paramètre de</text:p>
      <text:p text:style-name="P36"><text:s text:c="4"/>// la collection, puis ajuste la collection au plus juste.</text:p>
      <text:p text:style-name="P36"><text:s text:c="4"/>// Contrat : &lt;n&gt; doit spécifier la taille de &lt;retirer&gt; ; &lt;retirer&gt;</text:p>
      <text:p text:style-name="P36"><text:s text:c="4"/>// doit être un tableau d'entiers à retirer de la collection.</text:p>
      <text:p text:style-name="P36"/>
      <text:p text:style-name="P36"><text:s text:c="4"/>void Ajuster (unsigned int n);</text:p>
      <text:p text:style-name="P36"><text:s text:c="4"/>// &lt;n&gt; : la nouvelle taille de la collection</text:p>
      <text:p text:style-name="P36"><text:s text:c="4"/>// Mode d'emploi : Modifie la taille de la collection pour qu'elle</text:p>
      <text:p text:style-name="P36"><text:s text:c="4"/>// prenne la taille &lt;n&gt;. &lt;n&gt; peut être supérieur ou inférieur à la</text:p>
      <text:p text:style-name="P36"><text:soft-page-break/><text:s text:c="4"/>// taille actulle (auquel cas la collection sera tronguée à partir de</text:p>
      <text:p text:style-name="P36"><text:s text:c="4"/>// la &lt;n&gt;-ième valeur incluse).</text:p>
      <text:p text:style-name="P36"><text:s text:c="4"/>// Contrat : &lt;n&gt; doit être un entier strictement positif.</text:p>
      <text:p text:style-name="P36"/>
      <text:p text:style-name="P36"><text:s text:c="4"/>void Reunir (CollectionEntiers * collection);</text:p>
      <text:p text:style-name="P36"><text:s text:c="4"/>// &lt;collection&gt; : la collection contenant les éléments à ajouter</text:p>
      <text:p text:style-name="P36"><text:s text:c="4"/>// Mode d'emploi : Ajoute les valeurs de la collection passée en</text:p>
      <text:p text:style-name="P36"><text:s text:c="4"/>// paramètre à celles de cette collection.</text:p>
      <text:p text:style-name="P36"><text:s text:c="4"/>// Contrat : &lt;collection&gt; doit être une CollectionEntiers bien</text:p>
      <text:p text:style-name="P36"><text:s text:c="4"/>// construite et initialisée.</text:p>
      <text:p text:style-name="P36"/>
      <text:p text:style-name="P36">//------------------------------------------------- Surcharge d'opérateurs</text:p>
      <text:p text:style-name="P36"/>
      <text:p text:style-name="P36">//-------------------------------------------- Constructeurs - destructeur</text:p>
      <text:p text:style-name="P36"/>
      <text:p text:style-name="P36"><text:s text:c="4"/>CollectionEntiers (unsigned int n);</text:p>
      <text:p text:style-name="P36"><text:s text:c="4"/>// &lt;n&gt; : taille initiale de la collection</text:p>
      <text:p text:style-name="P36"><text:s text:c="4"/>// Mode d'emploi : Construit une collection de taille &lt;n&gt; sans valeurs</text:p>
      <text:p text:style-name="P36"><text:s text:c="4"/>// de départ (allocation seule).</text:p>
      <text:p text:style-name="P36"><text:s text:c="4"/>// Contrat : &lt;n&gt; doit être un entier positif.</text:p>
      <text:p text:style-name="P36"/>
      <text:p text:style-name="P36"><text:s text:c="4"/>CollectionEntiers (unsigned int n, int valeurs[]);</text:p>
      <text:p text:style-name="P36"><text:s text:c="4"/>// &lt;n&gt; : le nombre de valeurs initiales</text:p>
      <text:p text:style-name="P36"><text:s text:c="4"/>// &lt;valeurs&gt; : les valeurs initiales</text:p>
      <text:p text:style-name="P36"><text:s text:c="4"/>// Mode d'emploi : Construit une collection de taille &lt;n&gt; avec les</text:p>
      <text:p text:style-name="P36"><text:s text:c="4"/>// valeurs de départ de la collection.</text:p>
      <text:p text:style-name="P36"><text:s text:c="4"/>// Contrat : &lt;n&gt; doit spécifier la taille de &lt;valeurs&gt; ; &lt;valeurs&gt;</text:p>
      <text:p text:style-name="P36"><text:s text:c="4"/>// doit être un tableau d'entiers.</text:p>
      <text:p text:style-name="P36"/>
      <text:p text:style-name="P36"><text:s text:c="4"/>virtual ~CollectionEntiers ();</text:p>
      <text:p text:style-name="P36"><text:s text:c="4"/>// Mode d'emploi : Supprime le tableau de valeurs que contient la</text:p>
      <text:p text:style-name="P36"><text:s text:c="4"/>// collection.</text:p>
      <text:p text:style-name="P36"><text:s text:c="4"/>// Contrat : N/A</text:p>
      <text:p text:style-name="P36"/>
      <text:p text:style-name="P36"/>
      <text:p text:style-name="P36">//------------------------------------------------------------------ PRIVE</text:p>
      <text:p text:style-name="P36">protected:</text:p>
      <text:p text:style-name="P36">//----------------------------------------------------- Méthodes protégées</text:p>
      <text:p text:style-name="P36"/>
      <text:p text:style-name="P36"><text:s text:c="4"/>void Init (unsigned int n);</text:p>
      <text:p text:style-name="P36"><text:s text:c="4"/>// &lt;n&gt; : taille initiale à allouer</text:p>
      <text:p text:style-name="P36"><text:s text:c="4"/>// Mode d'emploi : Initialise les valeurs de tous les attributs.</text:p>
      <text:p text:style-name="P36"><text:s text:c="4"/>// Contract : &lt;n&gt; doit être un entier positif.</text:p>
      <text:p text:style-name="P36"/>
      <text:p text:style-name="P36">private:</text:p>
      <text:p text:style-name="P36">//------------------------------------------------------- Méthodes privées</text:p>
      <text:p text:style-name="P36"/>
      <text:p text:style-name="P36">protected:</text:p>
      <text:p text:style-name="P36">//----------------------------------------------------- Attributs protégés</text:p>
      <text:p text:style-name="P36"><text:s text:c="4"/>unsigned int alloue;</text:p>
      <text:p text:style-name="P36"><text:s text:c="4"/>unsigned int elements;</text:p>
      <text:p text:style-name="P36"><text:s text:c="4"/>int * valeurs;</text:p>
      <text:p text:style-name="P36"/>
      <text:p text:style-name="P36">private:</text:p>
      <text:p text:style-name="P36">//------------------------------------------------------- Attributs privés</text:p>
      <text:p text:style-name="P36"/>
      <text:p text:style-name="P36">//---------------------------------------------------------- Classes amies</text:p>
      <text:p text:style-name="P36"/>
      <text:p text:style-name="P36">//-------------------------------------------------------- Classes privées</text:p>
      <text:p text:style-name="P36"/>
      <text:p text:style-name="P36"><text:soft-page-break/>//----------------------------------------------------------- Types privés</text:p>
      <text:p text:style-name="P36">};</text:p>
      <text:p text:style-name="P36"/>
      <text:p text:style-name="P36">//-------------------------------- Types dépendants de &lt;CollectionEntiers&gt;</text:p>
      <text:p text:style-name="P36"/>
      <text:p text:style-name="P36">#endif // COLLECTION_ENTIERS_H</text:p>
      <text:p text:style-name="P30">CollectionEntiers.cpp</text:p>
      <text:p text:style-name="P38">/*************************************************************************</text:p>
      <text:p text:style-name="P38"><text:s text:c="12"/>CollectionEntiers <text:s/>- Collection dynamique d'entiers</text:p>
      <text:p text:style-name="P38"><text:s text:c="29"/>-------------------</text:p>
      <text:p text:style-name="P38"><text:s text:c="4"/>début <text:s text:c="15"/>: 06/10/2015</text:p>
      <text:p text:style-name="P38"><text:s text:c="4"/>copyright <text:s text:c="11"/>: (C) 2015 par B3309</text:p>
      <text:p text:style-name="P38">*************************************************************************/</text:p>
      <text:p text:style-name="P38"/>
      <text:p text:style-name="P38">// Réalisation de la classe &lt;CollectionEntiers&gt; (fichier CollectionEntiers.cpp)</text:p>
      <text:p text:style-name="P38"/>
      <text:p text:style-name="P38">//---------------------------------------------------------------- INCLUDE</text:p>
      <text:p text:style-name="P38"/>
      <text:p text:style-name="P38">//-------------------------------------------------------- Include système</text:p>
      <text:p text:style-name="P38">using namespace std;</text:p>
      <text:p text:style-name="P38">#include &lt;iostream&gt;</text:p>
      <text:p text:style-name="P38"/>
      <text:p text:style-name="P38">//------------------------------------------------------ Include personnel</text:p>
      <text:p text:style-name="P38">#include "CollectionEntiers.h"</text:p>
      <text:p text:style-name="P38"/>
      <text:p text:style-name="P38">//------------------------------------------------------------- Constantes</text:p>
      <text:p text:style-name="P38"/>
      <text:p text:style-name="P38">//---------------------------------------------------- Variables de classe</text:p>
      <text:p text:style-name="P38"/>
      <text:p text:style-name="P38">//----------------------------------------------------------- Types privés</text:p>
      <text:p text:style-name="P38"/>
      <text:p text:style-name="P38"/>
      <text:p text:style-name="P38">//----------------------------------------------------------------- PUBLIC</text:p>
      <text:p text:style-name="P38">//-------------------------------------------------------- Fonctions amies</text:p>
      <text:p text:style-name="P38"/>
      <text:p text:style-name="P38">//----------------------------------------------------- Méthodes publiques</text:p>
      <text:p text:style-name="P38"/>
      <text:p text:style-name="P38">void CollectionEntiers::Afficher () const</text:p>
      <text:p text:style-name="P38">// Algorithme : Parcourt tous les éléments de &lt;valeurs&gt; et affiche chaque</text:p>
      <text:p text:style-name="P38">// valeur, séparées par un espace (note : il y aura un espace à la suite</text:p>
      <text:p text:style-name="P38">// du dernier élément, si &lt;valeurs&gt; est non-vide).</text:p>
      <text:p text:style-name="P38">{</text:p>
      <text:p text:style-name="P38"><text:s text:c="4"/>for (unsigned int i = 0; i &lt; elements; i++)</text:p>
      <text:p text:style-name="P38"><text:s text:c="4"/>{</text:p>
      <text:p text:style-name="P38"><text:s text:c="8"/>cout &lt;&lt; valeurs[i] &lt;&lt; ' ';</text:p>
      <text:p text:style-name="P38"><text:s text:c="4"/>}</text:p>
      <text:p text:style-name="P38"><text:s text:c="4"/>cout &lt;&lt; endl;</text:p>
      <text:p text:style-name="P38">} //----- Fin de Afficher</text:p>
      <text:p text:style-name="P38"/>
      <text:p text:style-name="P38">void CollectionEntiers::Ajouter (int valeur)</text:p>
      <text:p text:style-name="P38">// Algorithme : Ajuste la mémoire allouée si une quantité insuffisante a</text:p>
      <text:p text:style-name="P38">// été allouée, puis ajoute &lt;valeur&gt; au tableau &lt;valeurs&gt;.</text:p>
      <text:p text:style-name="P38">{</text:p>
      <text:p text:style-name="P38"><text:s text:c="4"/>if (elements &gt;= alloue)</text:p>
      <text:p text:style-name="P38"><text:s text:c="4"/>{</text:p>
      <text:p text:style-name="P38"><text:s text:c="8"/>Ajuster(elements + 1);</text:p>
      <text:p text:style-name="P38"><text:s text:c="4"/>}</text:p>
      <text:p text:style-name="P38"><text:s text:c="4"/>valeurs[elements] = valeur;</text:p>
      <text:p text:style-name="P38"><text:soft-page-break/><text:s text:c="4"/>elements++;</text:p>
      <text:p text:style-name="P38"/>
      <text:p text:style-name="P38">} //----- Fin de Ajouter</text:p>
      <text:p text:style-name="P38"/>
      <text:p text:style-name="P38">void CollectionEntiers::Retirer (unsigned int n, int retirer[])</text:p>
      <text:p text:style-name="P38">// Algorithme : Si la liste est non-vide :</text:p>
      <text:p text:style-name="P38">// 1. <text:s/>Le pointeur du tableau des anciennes valeurs est copié dans un</text:p>
      <text:p text:style-name="P38">// <text:s text:c="4"/>pointeur temporaire &lt;tmp&gt; et &lt;valeurs&gt; est réinitialisé avec la</text:p>
      <text:p text:style-name="P38">// <text:s text:c="4"/>même taille.</text:p>
      <text:p text:style-name="P38">// 2. <text:s/>Une boucle itère sur chaque ancienne valeur (à partir de &lt;tmp&gt;) :</text:p>
      <text:p text:style-name="P38">// <text:s text:c="4"/>i. <text:s/>Si la valeur n'est pas dans le tableau de valeurs à retirer,</text:p>
      <text:p text:style-name="P38">// <text:s text:c="8"/>elle est copiée dans le nouveau &lt;valeurs&gt;.</text:p>
      <text:p text:style-name="P38">// <text:s text:c="4"/>ii. Sinon, la valeur n'est pas recopiée (ce qui revient à la</text:p>
      <text:p text:style-name="P38">// <text:s text:c="8"/>supprimer).</text:p>
      <text:p text:style-name="P38">// 3. <text:s/>Le nouveau &lt;valeurs&gt; est ré-ajusté pour avoir une taille mémoire au</text:p>
      <text:p text:style-name="P38">// plus juste.</text:p>
      <text:p text:style-name="P38">// 4. L'ancien &lt;valeurs&gt; (pointé par &lt;tmp&gt;) est supprimé.</text:p>
      <text:p text:style-name="P38">{</text:p>
      <text:p text:style-name="P38"><text:s text:c="4"/>if (n == 0)</text:p>
      <text:p text:style-name="P38"><text:s text:c="4"/>{</text:p>
      <text:p text:style-name="P38"><text:s text:c="8"/>return;</text:p>
      <text:p text:style-name="P38"><text:s text:c="4"/>}</text:p>
      <text:p text:style-name="P38"/>
      <text:p text:style-name="P38"><text:s text:c="4"/>int * tmp = valeurs;</text:p>
      <text:p text:style-name="P38"><text:s text:c="4"/>valeurs = new int[elements];</text:p>
      <text:p text:style-name="P38"><text:s text:c="4"/>unsigned int k = 0;</text:p>
      <text:p text:style-name="P38"><text:s text:c="4"/>for (unsigned int i = 0; i &lt; elements; i++)</text:p>
      <text:p text:style-name="P38"><text:s text:c="4"/>{</text:p>
      <text:p text:style-name="P38"><text:s text:c="8"/>bool conserver = true;</text:p>
      <text:p text:style-name="P38"><text:s text:c="8"/>for (unsigned int j = 0; j &lt; n; j++)</text:p>
      <text:p text:style-name="P38"><text:s text:c="8"/>{</text:p>
      <text:p text:style-name="P38"><text:s text:c="12"/>if (retirer[j] == tmp[i])</text:p>
      <text:p text:style-name="P38"><text:s text:c="12"/>{</text:p>
      <text:p text:style-name="P38"><text:s text:c="16"/>conserver = false;</text:p>
      <text:p text:style-name="P38"><text:s text:c="16"/>break;</text:p>
      <text:p text:style-name="P38"><text:s text:c="12"/>}</text:p>
      <text:p text:style-name="P38"><text:s text:c="8"/>}</text:p>
      <text:p text:style-name="P38"><text:s text:c="8"/>if (conserver)</text:p>
      <text:p text:style-name="P38"><text:s text:c="8"/>{</text:p>
      <text:p text:style-name="P38"><text:s text:c="12"/>valeurs[k] = tmp[i];</text:p>
      <text:p text:style-name="P38"><text:s text:c="12"/>k++;</text:p>
      <text:p text:style-name="P38"><text:s text:c="8"/>}</text:p>
      <text:p text:style-name="P38"><text:s text:c="4"/>}</text:p>
      <text:p text:style-name="P38"><text:s text:c="4"/>elements = k;</text:p>
      <text:p text:style-name="P38"><text:s text:c="4"/>Ajuster(elements);</text:p>
      <text:p text:style-name="P38"><text:s text:c="4"/>delete[] tmp;</text:p>
      <text:p text:style-name="P38">} //----- Fin de Retirer</text:p>
      <text:p text:style-name="P38"/>
      <text:p text:style-name="P38">void CollectionEntiers::Ajuster (unsigned int n)</text:p>
      <text:p text:style-name="P38">// Algorithme : Le pointeur du tableau est copié dans un pointeur</text:p>
      <text:p text:style-name="P38">// temporaire &lt;tmp&gt; et &lt;valeurs&gt; est ré-initialisé pour devenir un</text:p>
      <text:p text:style-name="P38">// tableau d'entiers de taille &lt;n&gt;. Chaque élément de l'ancien tableau</text:p>
      <text:p text:style-name="P38">// y est recopié, puis l'ancien tableau est supprimé. Si le nouveau</text:p>
      <text:p text:style-name="P38">// tableau est plus petit, on garde tous les éléments, dans l'ordre dans</text:p>
      <text:p text:style-name="P38">// lequel ils sont stockés, qui peuvent rentrer dans le nouveau tableau.</text:p>
      <text:p text:style-name="P38">{</text:p>
      <text:p text:style-name="P38"><text:s text:c="4"/>alloue = n;</text:p>
      <text:p text:style-name="P38"><text:s text:c="4"/>elements = (elements &gt; alloue) ? alloue: elements;</text:p>
      <text:p text:style-name="P38"><text:s text:c="4"/>int * tmp = valeurs;</text:p>
      <text:p text:style-name="P38"><text:s text:c="4"/>valeurs = new int[n];</text:p>
      <text:p text:style-name="P38"><text:soft-page-break/><text:s text:c="4"/>for (unsigned int i = 0; i &lt; elements &amp;&amp; i &lt; alloue; i++)</text:p>
      <text:p text:style-name="P38"><text:s text:c="4"/>{</text:p>
      <text:p text:style-name="P38"><text:s text:c="8"/>valeurs[i] = tmp[i];</text:p>
      <text:p text:style-name="P38"><text:s text:c="4"/>}</text:p>
      <text:p text:style-name="P38"><text:s text:c="4"/>delete[] tmp;</text:p>
      <text:p text:style-name="P38">} //----- Fin de Ajuster</text:p>
      <text:p text:style-name="P38"/>
      <text:p text:style-name="P38">void CollectionEntiers::Reunir (CollectionEntiers * collection)</text:p>
      <text:p text:style-name="P38">// Algorithme : S'il n'y a pas assez de mémoire allouée pour contenir les</text:p>
      <text:p text:style-name="P38">// éléments de cette collection ainsi que ceux de &lt;collection&gt;, la taille</text:p>
      <text:p text:style-name="P38">// de cette collection est augmentée ; sinon elle demeure inchangée.</text:p>
      <text:p text:style-name="P38">// Ensuite, chaque élément de &lt;collection&gt; est copié dans cette</text:p>
      <text:p text:style-name="P38">// collection, et le nombre d'éléments de cette collection est ajusté.</text:p>
      <text:p text:style-name="P38">{</text:p>
      <text:p text:style-name="P38"><text:s text:c="4"/>if (collection-&gt;elements + elements &gt; alloue)</text:p>
      <text:p text:style-name="P38"><text:s text:c="4"/>{</text:p>
      <text:p text:style-name="P38"><text:s text:c="8"/>Ajuster(collection-&gt;elements + elements);</text:p>
      <text:p text:style-name="P38"><text:s text:c="4"/>}</text:p>
      <text:p text:style-name="P38"><text:s text:c="4"/>for (unsigned int i = 0; i &lt; collection-&gt;elements; i++)</text:p>
      <text:p text:style-name="P38"><text:s text:c="4"/>{</text:p>
      <text:p text:style-name="P38"><text:s text:c="8"/>valeurs[elements + i] = collection-&gt;valeurs[i];</text:p>
      <text:p text:style-name="P38"><text:s text:c="4"/>}</text:p>
      <text:p text:style-name="P38"><text:s text:c="4"/>elements += collection-&gt;elements;</text:p>
      <text:p text:style-name="P38">} //----- Fin de Reunir</text:p>
      <text:p text:style-name="P38"/>
      <text:p text:style-name="P38"/>
      <text:p text:style-name="P38">//------------------------------------------------- Surcharge d'opérateurs</text:p>
      <text:p text:style-name="P38"/>
      <text:p text:style-name="P38"/>
      <text:p text:style-name="P38">//-------------------------------------------- Constructeurs - destructeur</text:p>
      <text:p text:style-name="P38">CollectionEntiers::CollectionEntiers (unsigned int n)</text:p>
      <text:p text:style-name="P38">// Algorithme : Initialise les attributs grâce à Init, sans opérations</text:p>
      <text:p text:style-name="P38">// supplémentaires.</text:p>
      <text:p text:style-name="P38">{</text:p>
      <text:p text:style-name="P38">#ifdef MAP</text:p>
      <text:p text:style-name="P38"><text:s text:c="4"/>cout &lt;&lt; "Appel au constructeur de CollectionEntiers" &lt;&lt; endl;</text:p>
      <text:p text:style-name="P38">#endif</text:p>
      <text:p text:style-name="P38"><text:s text:c="4"/>Init(n);</text:p>
      <text:p text:style-name="P38">} //----- Fin de CollectionEntiers</text:p>
      <text:p text:style-name="P38"/>
      <text:p text:style-name="P38">CollectionEntiers::CollectionEntiers (unsigned int n, int valeurs[])</text:p>
      <text:p text:style-name="P38">// Algorithme : Initialise les attributs grâce à Init, puis ajoute toutes</text:p>
      <text:p text:style-name="P38">// les &lt;valeurs&gt; au tableau &lt;valeurs&gt;.</text:p>
      <text:p text:style-name="P38">{</text:p>
      <text:p text:style-name="P38">#ifdef MAP</text:p>
      <text:p text:style-name="P38"><text:s text:c="4"/>cout &lt;&lt; "Appel au constructeur de CollectionEntiers" &lt;&lt; endl;</text:p>
      <text:p text:style-name="P38">#endif</text:p>
      <text:p text:style-name="P38"><text:s text:c="4"/>Init(n);</text:p>
      <text:p text:style-name="P38"><text:s text:c="4"/>for (unsigned int i = 0; i &lt; n; i++)</text:p>
      <text:p text:style-name="P38"><text:s text:c="4"/>{</text:p>
      <text:p text:style-name="P38"><text:s text:c="8"/>Ajouter(valeurs[i]);</text:p>
      <text:p text:style-name="P38"><text:s text:c="4"/>}</text:p>
      <text:p text:style-name="P38">} //----- Fin de CollectionEntiers</text:p>
      <text:p text:style-name="P38"/>
      <text:p text:style-name="P38">CollectionEntiers::~CollectionEntiers ()</text:p>
      <text:p text:style-name="P38">// Algorithme : Libère la mémoire allouée au tableau de valeurs lors de</text:p>
      <text:p text:style-name="P38">// l'initialisation.</text:p>
      <text:p text:style-name="P38">{</text:p>
      <text:p text:style-name="P38">#ifdef MAP</text:p>
      <text:p text:style-name="P38"><text:s text:c="4"/>cout &lt;&lt; "Appel au destructeur de CollectionEntiers" &lt;&lt; endl;</text:p>
      <text:p text:style-name="P38"><text:soft-page-break/>#endif</text:p>
      <text:p text:style-name="P38"><text:s text:c="4"/>delete[] valeurs;</text:p>
      <text:p text:style-name="P38">} //----- Fin de ~CollectionEntiers</text:p>
      <text:p text:style-name="P38"/>
      <text:p text:style-name="P38"/>
      <text:p text:style-name="P38">//------------------------------------------------------------------ PRIVE</text:p>
      <text:p text:style-name="P38"/>
      <text:p text:style-name="P38">//----------------------------------------------------- Méthodes protégées</text:p>
      <text:p text:style-name="P38"/>
      <text:p text:style-name="P38">void CollectionEntiers::Init (unsigned int n)</text:p>
      <text:p text:style-name="P38">// Algorithme : Initialise les attributs avec leurs valeurs initiales ;</text:p>
      <text:p text:style-name="P38">// une collection de taille &lt;n&gt;, contenant 0 éléments, est créée.</text:p>
      <text:p text:style-name="P38">{</text:p>
      <text:p text:style-name="P38"><text:s text:c="4"/>alloue = n;</text:p>
      <text:p text:style-name="P38"><text:s text:c="4"/>elements = 0;</text:p>
      <text:p text:style-name="P38"><text:s text:c="4"/>valeurs = new int[n];</text:p>
      <text:p text:style-name="P38">} //----- Fin de Init</text:p>
      <text:p text:style-name="P38"/>
      <text:p text:style-name="P38">//------------------------------------------------------- Méthodes privées</text:p>
      <text:p text:style-name="P31">makefile</text:p>
      <text:p text:style-name="P39">CXX = g++</text:p>
      <text:p text:style-name="P39">LN = g++</text:p>
      <text:p text:style-name="P39">RM = @rm</text:p>
      <text:p text:style-name="P39">ECHO = @echo</text:p>
      <text:p text:style-name="P39"/>
      <text:p text:style-name="P39">CXXFLAGS = -Wall</text:p>
      <text:p text:style-name="P39">LNFLAGS =</text:p>
      <text:p text:style-name="P39">COMPILEFLAG = -c</text:p>
      <text:p text:style-name="P39">OUTPUT = -o</text:p>
      <text:p text:style-name="P39">RMFLAGS = -f</text:p>
      <text:p text:style-name="P39"/>
      <text:p text:style-name="P39">DIR = src</text:p>
      <text:p text:style-name="P39">INT = CollectionEntiers.h</text:p>
      <text:p text:style-name="P39">SRC = $(INT:.h=.cpp)</text:p>
      <text:p text:style-name="P39">OBJ = $(INT:.h=.o)</text:p>
      <text:p text:style-name="P39">MAIN = $(DIR)/main.cpp</text:p>
      <text:p text:style-name="P39"/>
      <text:p text:style-name="P39">LIBS =</text:p>
      <text:p text:style-name="P39">LIBPATH =</text:p>
      <text:p text:style-name="P39">INCPATH =</text:p>
      <text:p text:style-name="P39"/>
      <text:p text:style-name="P39">BIN = tp-oo_1</text:p>
      <text:p text:style-name="P39"/>
      <text:p text:style-name="P39">ALL = all</text:p>
      <text:p text:style-name="P39">CLEAN = clean</text:p>
      <text:p text:style-name="P39"/>
      <text:p text:style-name="P39">.PHONY: $(ALL) $(CLEAN)</text:p>
      <text:p text:style-name="P39"/>
      <text:p text:style-name="P39">$(ALL): $(BIN)</text:p>
      <text:p text:style-name="P39"/>
      <text:p text:style-name="P39">$(BIN): $(OBJ) $(MAIN)</text:p>
      <text:p text:style-name="P39"><text:tab/>$(CXX) $(CXXFLAGS) $^ $(OUTPUT) $@</text:p>
      <text:p text:style-name="P39"/>
      <text:p text:style-name="P39">CollectionEntiers.o: $(DIR)/CollectionEntiers.h $(DIR)/CollectionEntiers.cpp</text:p>
      <text:p text:style-name="P39"><text:tab/>$(CXX) $(CXXFLAGS) $(COMPILEFLAG) $(DIR)/CollectionEntiers.cpp</text:p>
      <text:p text:style-name="P39"/>
      <text:p text:style-name="P39">$(CLEAN):</text:p>
      <text:p text:style-name="P39"><text:tab/>$(RM) $(RMFLAGS) $(OBJ) $(BIN) $(BIN).e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loext:contextual-spacing="false" fo:line-height="120%" fo:text-align="justify" style:justify-single-word="false" fo:text-indent="0.499cm" style:auto-text-indent="false"/>
      <style:text-properties style:font-name="Droid Serif" fo:font-family="'Droid Serif'" style:font-family-generic="roman" style:font-pitch="variable" fo:font-size="13pt" fo:language="fr" fo:country="FR" officeooo:rsid="001f5d5b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3cm" fo:margin-bottom="1.199cm" loext:contextual-spacing="false" fo:line-height="150%" fo:text-align="center" style:justify-single-word="false"/>
      <style:text-properties style:font-name="Droid Serif" fo:font-family="'Droid Serif'" style:font-family-generic="roman" style:font-pitch="variable" fo:font-size="35pt" fo:language="fr" fo:country="FR" fo:font-weight="bold" style:font-size-asian="35pt" style:font-weight-asian="bold" style:font-size-complex="35pt" style:font-weight-complex="bold"/>
    </style:style>
    <style:style style:name="Subtitle" style:family="paragraph" style:parent-style-name="Heading" style:next-style-name="Text_20_body" style:class="chapter">
      <style:paragraph-properties fo:margin-top="0.3cm" fo:margin-bottom="0.3cm" loext:contextual-spacing="false" fo:text-align="center" style:justify-single-word="false"/>
      <style:text-properties style:font-name="Droid Serif" fo:font-family="'Droid Serif'" style:font-family-generic="roman" style:font-pitch="variable" fo:font-size="18pt" fo:language="fr" fo:country="FR" officeooo:rsid="000a4aee" style:font-size-asian="15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7cm" loext:contextual-spacing="false" fo:text-align="start" style:justify-single-word="false"/>
      <style:text-properties style:font-name="Droid Serif" fo:font-family="'Droid Serif'" style:font-family-generic="roman" style:font-pitch="variable" fo:font-size="22pt" style:text-underline-style="none" fo:font-weight="bold" officeooo:rsid="003fb47a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Droid Serif" fo:font-family="'Droid Serif'" style:font-family-generic="roman" style:font-pitch="variable" fo:font-size="18pt" style:text-underline-style="solid" style:text-underline-width="auto" style:text-underline-color="font-color" fo:font-weight="normal" officeooo:rsid="0022ff58" style:font-size-asian="15.75pt" style:font-weight-asian="normal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499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.199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ML" style:family="paragraph" style:parent-style-name="Table_20_Contents">
      <style:paragraph-properties fo:margin-top="0cm" fo:margin-bottom="0cm" loext:contextual-spacing="false" fo:line-height="100%"/>
      <style:text-properties style:font-name="Droid Sans" fo:font-family="'Droid Sans'" style:font-family-generic="swiss" style:font-pitch="variable" fo:language="zxx" fo:country="none" officeooo:rsid="0036c5e3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ethod_20_Title" style:display-name="Method Title" style:family="paragraph" style:parent-style-name="Text_20_body">
      <style:paragraph-properties fo:margin-top="0.499cm" fo:margin-bottom="0cm" loext:contextual-spacing="false"/>
      <style:text-properties style:font-name="Courier New1" fo:font-family="'Courier New'" style:font-family-generic="modern" style:font-pitch="fixed" fo:font-size="14pt" fo:language="zxx" fo:country="none" fo:font-weight="bold" officeooo:rsid="00446b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ethod_20_Body" style:display-name="Method Body" style:family="paragraph" style:parent-style-name="Text_20_body">
      <style:paragraph-properties fo:margin-left="1cm" fo:margin-right="1cm" fo:margin-top="0cm" fo:margin-bottom="0cm" loext:contextual-spacing="false" fo:text-indent="0.499cm" style:auto-text-indent="false"/>
      <style:text-properties style:font-name="Droid Serif" fo:font-family="'Droid Serif'" style:font-family-generic="roman" style:font-pitch="variable" officeooo:rsid="00446b58"/>
    </style:style>
    <style:style style:name="Code" style:family="paragraph" style:parent-style-name="Text_20_body">
      <style:graphic-properties draw:fill="solid" draw:fill-color="#eeeeee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eeeeee" fo:padding="0.101cm" fo:border="0.06pt solid #000000" style:shadow="none"/>
      <style:text-properties style:font-name="Courier New1" fo:font-family="'Courier New'" style:font-family-generic="modern" style:font-pitch="fixed" fo:font-size="10pt" fo:language="zxx" fo:country="none" officeooo:rsid="00a8dad7" style:font-size-asian="10pt" style:language-asian="zxx" style:country-asian="none" style:font-size-complex="10pt" style:language-complex="zxx" style:country-complex="none"/>
    </style:style>
    <style:style style:name="Code_20_Title" style:display-name="Code Title" style:family="paragraph" style:parent-style-name="Text_20_body">
      <style:paragraph-properties fo:margin-left="0cm" fo:margin-right="0cm" fo:margin-top="0.3cm" fo:margin-bottom="0.101cm" loext:contextual-spacing="false" fo:text-indent="0cm" style:auto-text-indent="false"/>
      <style:text-properties fo:color="#333333" style:font-name="Courier New1" fo:font-family="'Courier New'" style:font-family-generic="modern" style:font-pitch="fixed" fo:language="zxx" fo:country="none" style:text-underline-style="none" fo:font-weight="bold" officeooo:rsid="00a891ab" style:language-asian="zxx" style:country-asian="none" style:font-weight-asian="bold" style:language-complex="zxx" style:country-complex="non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2:34:16.622000000</meta:creation-date>
    <meta:generator>LibreOffice/5.0.0.5$Windows_x86 LibreOffice_project/1b1a90865e348b492231e1c451437d7a15bb262b</meta:generator>
    <dc:date>2015-10-17T16:29:33.911000000</dc:date>
    <meta:editing-duration>PT3H37M27S</meta:editing-duration>
    <meta:editing-cycles>173</meta:editing-cycles>
    <meta:document-statistic meta:table-count="1" meta:image-count="0" meta:object-count="0" meta:page-count="16" meta:paragraph-count="451" meta:word-count="2788" meta:character-count="20562" meta:non-whitespace-character-count="17191"/>
  </office:meta>
</office:document-meta>
</file>